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1e2b" loext:opacity="100%" style:font-name="Source Code Pro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1e2b" loext:opacity="100%" style:font-name="Source Code Pro" fo:font-size="9.75pt" fo:letter-spacing="normal" fo:font-style="normal" fo:font-weight="normal" officeooo:rsid="000ef7da" officeooo:paragraph-rsid="000ef7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Mongo db connection string Aditya</text:p>
      <text:p text:style-name="P1"/>
      <text:p text:style-name="P1"/>
      <text:p text:style-name="P1">mongodb+srv://Aditya07:&lt;password&gt;@freeclusterdatabase.so6y5.mongodb.net/?retryWrites=true&amp;w=major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2:53:18.923983216</meta:creation-date>
    <dc:date>2022-08-16T12:53:53.817402896</dc:date>
    <meta:editing-duration>PT35S</meta:editing-duration>
    <meta:editing-cycles>1</meta:editing-cycles>
    <meta:document-statistic meta:table-count="0" meta:image-count="0" meta:object-count="0" meta:page-count="1" meta:paragraph-count="2" meta:word-count="6" meta:character-count="133" meta:non-whitespace-character-count="129"/>
    <meta:generator>LibreOffice/7.3.3.2$Linux_X86_64 LibreOffice_project/30$Build-2</meta:generator>
  </office:meta>
</office:document-meta>
</file>